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185e0" officeooo:paragraph-rsid="01b185e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82f3c" officeooo:paragraph-rsid="01c82f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82f3c" officeooo:paragraph-rsid="01cc76f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b323" officeooo:paragraph-rsid="01c82f3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c76f9" officeooo:paragraph-rsid="01cc76f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13474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1cc76f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ad8ffb" style:font-size-asian="12pt" style:font-style-asian="normal" style:font-weight-asian="normal" style:font-size-complex="12pt" style:font-style-complex="normal" style:font-weight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32b0c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officeooo:rsid="01c82f3c" style:font-style-asian="normal" style:font-style-complex="normal"/>
    </style:style>
    <style:style style:name="T5" style:family="text">
      <style:text-properties fo:font-style="normal" officeooo:rsid="01cc76f9" style:font-style-asian="normal" style:font-style-complex="normal"/>
    </style:style>
    <style:style style:name="T6" style:family="text">
      <style:text-properties fo:font-style="normal" fo:font-weight="bold" officeooo:rsid="01c82f3c" style:font-style-asian="normal" style:font-weight-asian="bold" style:font-style-complex="normal" style:font-weight-complex="bold"/>
    </style:style>
    <style:style style:name="T7" style:family="text">
      <style:text-properties officeooo:rsid="01ceb28c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ceb28c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fgabe</text:p>
      <text:p text:style-name="P4"/>
      <text:p text:style-name="P6">Öffne das austeilte BlueJ-Projekt. <text:span text:style-name="T3">Kommentiere</text:span> die Klassen Sprite und Game.</text:p>
      <text:p text:style-name="P6">Versetze dich dabei in die Lage von jemand, der deinen Quellcode nicht kennt und ihn benutzen will, z.B. ein anderer Programmierer → was muss dieser Programmierer wissen?</text:p>
      <text:p text:style-name="P5"/>
      <text:list xml:id="list3765887426" text:style-name="L1">
        <text:list-item>
          <text:p text:style-name="P13"><text:span text:style-name="T4">Schreibe jeweils oberhalb der </text:span><text:span text:style-name="T6">Klasse</text:span><text:span text:style-name="T4"> einen mehrzeiligen Kommentar mit einer kurzen Beschreibung der Klasse (welche Art von Objekten wird damit erzeugt?). <text:line-break/>Gib außerdem deinen Namen und das Datum an.</text:span></text:p>
        </text:list-item>
      </text:list>
      <text:p text:style-name="P7"/>
      <text:list xml:id="list164352499341103" text:continue-numbering="true" text:style-name="L1">
        <text:list-item>
          <text:p text:style-name="P13"><text:span text:style-name="T4">Schreibe zu jedem </text:span><text:span text:style-name="T6">Attribut</text:span><text:span text:style-name="T4"> einen einzeiligen Kommentar (kurze Kommentare rechts neben dem Attribut). </text:span><text:span text:style-name="T5">Attribute brauchst du nicht aufwendig zu kommentieren. Für andere Programmierer wichtige Details schreibe lieber über die set-Methoden, die die Werte dieser Attribute setzen.</text:span></text:p>
        </text:list-item>
      </text:list>
      <text:p text:style-name="P9"/>
      <text:list xml:id="list164351557273787" text:continue-numbering="true" text:style-name="L1">
        <text:list-item>
          <text:p text:style-name="P13"><text:span text:style-name="T4">Schreibe oberhalb jeder </text:span><text:span text:style-name="T6">Methode</text:span><text:span text:style-name="T4"> einen mehrzeiligen Kommentar mit einer kurzen Beschreibung der Methode. Erläutere </text:span><text:span text:style-name="T5">ggf.</text:span><text:span text:style-name="T4"> auch die Parameter (was muss beim Aufruf der Methode eingesetzt werden?). </text:span><text:span text:style-name="T5">Zu den set-Methoden schreibe, was andere Programmierer über die Attribute wissen müssen, deren Werte mit der Methode gesetzt werden.</text:span></text:p>
        </text:list-item>
      </text:list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0" draw:name="Form1" draw:style-name="gr1" draw:text-style-name="P15" svg:width="1.795cm" svg:height="0.63cm" svg:x="15.196cm" svg:y="0.326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0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ca150a" officeooo:paragraph-rsid="01ca150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32b0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mmentar<text:span text:style-name="MT1">e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3:50.407000000</dc:date>
    <meta:editing-duration>P4DT6H59M52S</meta:editing-duration>
    <meta:editing-cycles>321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9" meta:word-count="165" meta:character-count="1169" meta:non-whitespace-character-count="1013"/>
  </office:meta>
</office:document-meta>
</file>